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72in"/>
    </style:style>
    <style:style style:name="co2" style:family="table-column">
      <style:table-column-properties fo:break-before="auto" style:column-width="1.7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ialidade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tipo_vialidad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 PROPORCIONADO</text:p>
          </table:table-cell>
          <table:table-cell table:number-columns-repeated="102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CALLE</text:p>
          </table:table-cell>
          <table:table-cell table:number-columns-repeated="102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OTRO(ESPECIFIQUE)</text:p>
          </table:table-cell>
          <table:table-cell table:number-columns-repeated="102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CARRETERA</text:p>
          </table:table-cell>
          <table:table-cell table:number-columns-repeated="102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AVENIDA</text:p>
          </table:table-cell>
          <table:table-cell table:number-columns-repeated="102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PROLONGACION</text:p>
          </table:table-cell>
          <table:table-cell table:number-columns-repeated="1022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BOULEVARD</text:p>
          </table:table-cell>
          <table:table-cell table:number-columns-repeated="1022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CALZADA</text:p>
          </table:table-cell>
          <table:table-cell table:number-columns-repeated="1022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PRIVADA</text:p>
          </table:table-cell>
          <table:table-cell table:number-columns-repeated="1022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CALLEJON</text:p>
          </table:table-cell>
          <table:table-cell table:number-columns-repeated="1022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CONTINUACION</text:p>
          </table:table-cell>
          <table:table-cell table:number-columns-repeated="1022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ANDADOR</text:p>
          </table:table-cell>
          <table:table-cell table:number-columns-repeated="1022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AUTOPISTA</text:p>
          </table:table-cell>
          <table:table-cell table:number-columns-repeated="1022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CERRADA</text:p>
          </table:table-cell>
          <table:table-cell table:number-columns-repeated="1022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CIRCUITO</text:p>
          </table:table-cell>
          <table:table-cell table:number-columns-repeated="1022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RETORNO</text:p>
          </table:table-cell>
          <table:table-cell table:number-columns-repeated="1022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PERIFERICO</text:p>
          </table:table-cell>
          <table:table-cell table:number-columns-repeated="1022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PEATONAL</text:p>
          </table:table-cell>
          <table:table-cell table:number-columns-repeated="1022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VIADUCTO</text:p>
          </table:table-cell>
          <table:table-cell table:number-columns-repeated="1022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CORREDOR</text:p>
          </table:table-cell>
          <table:table-cell table:number-columns-repeated="1022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PASAJE</text:p>
          </table:table-cell>
          <table:table-cell table:number-columns-repeated="1022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AMPLIACION</text:p>
          </table:table-cell>
          <table:table-cell table:number-columns-repeated="1022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EJE VIAL</text:p>
          </table:table-cell>
          <table:table-cell table:number-columns-repeated="1022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DIAGONAL</text:p>
          </table:table-cell>
          <table:table-cell table:number-columns-repeated="1022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CIRCUNVALACION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6">
      <number:month/>
      <number:text>-</number:text>
      <number:day/>
      <number:text>-</number:text>
      <number:year/>
    </number:date-style>
    <number:date-style style:name="N155">
      <number:year number:style="long"/>
      <number:text> </number:text>
      <number:month/>
    </number:date-style>
    <number:date-style style:name="N154">
      <number:month number:style="long"/>
      <number:text> </number:text>
      <number:day number:style="long"/>
    </number:date-style>
    <number:date-style style:name="N153">
      <number:month/>
      <number:text>, </number:text>
      <number:day/>
    </number:date-style>
    <number:date-style style:name="N152">
      <number:month/>
      <number:text>-</number:text>
      <number:day/>
      <number:text>-</number:text>
      <number:year number:style="long"/>
    </number:date-style>
    <number:date-style style:name="N151">
      <number:month/>
      <number:text>, </number:text>
      <number:day/>
      <number:text>, </number:text>
      <number:year number:style="long"/>
    </number:date-style>
    <number:date-style style:name="N150">
      <number:month/>
      <number:text> </number:text>
      <number:day/>
    </number:dat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year number:style="long"/>
      <number:text>-</number:text>
      <number:month/>
    </number:date-style>
    <number:date-style style:name="N145">
      <number:year number:style="long"/>
      <number:text>-</number:text>
      <number:month number:style="long"/>
    </number:date-style>
    <number:date-style style:name="N146">
      <number:year number:style="long"/>
      <number:text> </number:text>
      <number:month number:style="long"/>
    </number:date-style>
    <number:date-style style:name="N147">
      <number:month/>
      <number:text>-</number:text>
      <number:day/>
    </number:date-style>
    <number:date-style style:name="N148">
      <number:month/>
      <number:text>/</number:text>
      <number:day/>
    </number:date-style>
    <number:date-style style:name="N149">
      <number:month/>
      <number:text> </number:text>
      <number:day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23:13:42.718698967</meta:creation-date>
    <dc:date>2025-03-03T23:13:48.053191576</dc:date>
    <meta:editing-duration>PT5S</meta:editing-duration>
    <meta:editing-cycles>1</meta:editing-cycles>
    <meta:document-statistic meta:table-count="1" meta:cell-count="52" meta:object-count="0"/>
    <meta:generator>LibreOffice/7.3.7.2$Linux_X86_64 LibreOffice_project/30$Build-2</meta:generator>
  </office:meta>
</office:document-meta>
</file>